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NF 6434 - process. 10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1-06" calcext:value-type="date">
            <text:p>06/11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NF 6443 - process. 1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2-04" calcext:value-type="date">
            <text:p>04/1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NF 6452 - process. 1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6-01-07" calcext:value-type="date">
            <text:p>07/01/2026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6-01-31" calcext:value-type="date">
            <text:p>31/01/2026</text:p>
          </table:table-cell>
          <table:table-cell table:style-name="ce21" office:value-type="string" calcext:value-type="string">
            <text:p>NF 6461 - process. 01/2026</text:p>
          </table:table-cell>
          <table:table-cell table:style-name="ce23" office:value-type="float" office:value="350" calcext:value-type="float">
            <text:p>35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50" calcext:value-type="float">
            <text:p>350,00</text:p>
          </table:table-cell>
          <table:table-cell table:style-name="ce18" office:value-type="date" office:date-value="2026-02-06" calcext:value-type="date">
            <text:p>06/02/2026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6-02-28" calcext:value-type="date">
            <text:p>28/02/2026</text:p>
          </table:table-cell>
          <table:table-cell table:style-name="ce21" office:value-type="string" calcext:value-type="string">
            <text:p>NF 6470 - process. 02/2026</text:p>
          </table:table-cell>
          <table:table-cell table:style-name="ce23" office:value-type="float" office:value="350" calcext:value-type="float">
            <text:p>35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9]-[.F9]" office:value-type="float" office:value="350" calcext:value-type="float">
            <text:p>35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9])" office:value-type="float" office:value="350" calcext:value-type="float">
            <text:p>35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date style:data-style-name="N2" text:date-value="2026-03-02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4.8866275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3-02T11:12:35.155049454</dc:date>
    <dc:language>pt-PT</dc:language>
    <meta:editing-cycles>696</meta:editing-cycles>
    <meta:editing-duration>P2DT3H9M</meta:editing-duration>
    <meta:print-date>2019-04-02T15:32:31.034658233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